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20.02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5.544cm"/>
    </style:style>
    <style:style style:name="co5" style:family="table-column">
      <style:table-column-properties fo:break-before="auto" style:column-width="2.379cm"/>
    </style:style>
    <style:style style:name="ro1" style:family="table-row">
      <style:table-row-properties style:row-height="2.778cm" fo:break-before="auto" style:use-optimal-row-height="fals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1.111cm" fo:break-before="auto" style:use-optimal-row-height="tru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2.434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normal" style:font-weight-complex="normal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 table:number-columns-spanned="4" table:number-rows-spanned="1">
            <text:p>Bruno Leandro Diniz</text:p>
            <text:p>Ygor Lopes Nakonieczni</text:p>
            <text:p>Lucas Alush Barletta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Descrição dos Requisitos</text:p>
          </table:table-cell>
          <table:covered-table-cell table:number-columns-repeated="3" table:style-name="ce1"/>
          <table:table-cell table:number-columns-repeated="1020"/>
        </table:table-row>
        <table:table-row table:style-name="ro3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Ator/Responsável</text:p>
          </table:table-cell>
          <table:table-cell table:style-name="ce2" office:value-type="string" calcext:value-type="string">
            <text:p>Tipo (Funcional/Não funcional)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1</text:p>
          </table:table-cell>
          <table:table-cell table:style-name="ce3" office:value-type="string" calcext:value-type="string">
            <text:p>Manter cadastro p/ cada produto: {código, código de barras, nome, descrição, categoria do produto, marca e quantidade atual no estoque}</text:p>
          </table:table-cell>
          <table:table-cell table:style-name="ce3" office:value-type="string" calcext:value-type="string">
            <text:p><text:span text:style-name="T1">Funcionário </text:span><text:span text:style-name="T2">especiificar o setor do funcionário</text:span>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2</text:p>
          </table:table-cell>
          <table:table-cell table:style-name="ce3" office:value-type="string" calcext:value-type="string">
            <text:p>Manter o cadastro de marca</text:p>
          </table:table-cell>
          <table:table-cell table:style-name="ce3" office:value-type="string" calcext:value-type="string">
            <text:p>Funcionário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3</text:p>
          </table:table-cell>
          <table:table-cell table:style-name="ce3" office:value-type="string" calcext:value-type="string">
            <text:p>Manter cadastro de fornecedor</text:p>
          </table:table-cell>
          <table:table-cell table:style-name="ce3" office:value-type="string" calcext:value-type="string">
            <text:p>Funcionário/Administr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4</text:p>
          </table:table-cell>
          <table:table-cell table:style-name="ce3" office:value-type="string" calcext:value-type="string">
            <text:p>Manter o cadastro de funcionários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5</text:p>
          </table:table-cell>
          <table:table-cell table:style-name="ce3" office:value-type="string" calcext:value-type="string">
            <text:p>Manter o cadastro de clientes (informações básicas de identificação e contatos)</text:p>
          </table:table-cell>
          <table:table-cell table:style-name="ce3" office:value-type="string" calcext:value-type="string">
            <text:p>Funcionário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6</text:p>
          </table:table-cell>
          <table:table-cell table:style-name="ce3" office:value-type="string" calcext:value-type="string">
            <text:p><text:span text:style-name="T1">Controlar a entrada/saída/perda/troca das peças do estoque  </text:span><text:span text:style-name="T2">descrever processo de cada um deles</text:span></text:p>
          </table:table-cell>
          <table:table-cell table:style-name="ce3" office:value-type="string" calcext:value-type="string">
            <text:p>Funcionário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6</text:p>
          </table:table-cell>
          <table:table-cell table:style-name="ce3" office:value-type="string" calcext:value-type="string">
            <text:p><text:span text:style-name="T1">Controlar a entrada/saída/perda/troca das peças do estoque  </text:span><text:span text:style-name="T2">descrever processo de cada um deles</text:span>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6</text:p>
          </table:table-cell>
          <table:table-cell table:style-name="ce3" office:value-type="string" calcext:value-type="string">
            <text:p><text:span text:style-name="T1">Controlar a entrada/saída/perda/troca das peças do estoque  </text:span><text:span text:style-name="T2">descrever processo de cada um deles</text:span>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6</text:p>
          </table:table-cell>
          <table:table-cell table:style-name="ce3" office:value-type="string" calcext:value-type="string">
            <text:p><text:span text:style-name="T1">Controlar a entrada/saída/perda/troca das peças do estoque  </text:span><text:span text:style-name="T2">descrever processo de cada um deles</text:span>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7</text:p>
          </table:table-cell>
          <table:table-cell table:style-name="ce3" office:value-type="string" calcext:value-type="string">
            <text:p>Fornecer filtro para buscar por código, nome ou parte do nome, categoria e/ou marca do produto</text:p>
          </table:table-cell>
          <table:table-cell table:style-name="ce3" office:value-type="string" calcext:value-type="string">
            <text:p>Program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8</text:p>
          </table:table-cell>
          <table:table-cell table:style-name="ce3" office:value-type="string" calcext:value-type="string">
            <text:p>Fornecer filtro para busca pelo nome ou parte do nome do cliente</text:p>
          </table:table-cell>
          <table:table-cell table:style-name="ce3" office:value-type="string" calcext:value-type="string">
            <text:p>Program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9</text:p>
          </table:table-cell>
          <table:table-cell table:style-name="ce3" office:value-type="string" calcext:value-type="string">
            <text:p><text:span text:style-name="T1">Dar baixa no produto (do estoque) e emissão de NF  </text:span><text:span text:style-name="T2">descrever melhor esse requisito citando a movimentação RF06</text:span></text:p>
          </table:table-cell>
          <table:table-cell table:style-name="ce3" office:value-type="string" calcext:value-type="string">
            <text:p>Funcionário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10</text:p>
          </table:table-cell>
          <table:table-cell table:style-name="ce3" office:value-type="string" calcext:value-type="string">
            <text:p>Disponibilizar as seguintes formas de pagamento: à vista no débito/dinheiro/pix, a prazo em 3 vezes no cartão, a prazo no boleto de cobrança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11</text:p>
          </table:table-cell>
          <table:table-cell table:style-name="ce3" office:value-type="string" calcext:value-type="string">
            <text:p>Venda a prazo no boleto de cobrança com autorização do gerente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12</text:p>
          </table:table-cell>
          <table:table-cell table:style-name="ce3" office:value-type="string" calcext:value-type="string">
            <text:p>O cliente poderá realizar uma compra com mais de um produto em uma só nota fiscal <text:s/></text:p>
          </table:table-cell>
          <table:table-cell table:style-name="Default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Default"/>
          <table:table-cell table:style-name="ce7"/>
          <table:table-cell table:style-name="Default"/>
          <table:table-cell table:number-columns-repeated="1020"/>
        </table:table-row>
        <table:table-row table:style-name="ro5">
          <table:table-cell table:style-name="ce3" office:value-type="string" calcext:value-type="string">
            <text:p>RNF01</text:p>
          </table:table-cell>
          <table:table-cell table:style-name="ce3" office:value-type="string" calcext:value-type="string">
            <text:p>O sistema deverá ter a capacidade de funcionar no SO Windows com browser internet Google Chrome</text:p>
          </table:table-cell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<text:span text:style-name="T1">Não funcional - Usabilidade</text:span><text:span text:style-name="T2">  além desses itens informar se é externo/organizacional ou de produto em todos os não-funcionais</text:span>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2</text:p>
          </table:table-cell>
          <table:table-cell table:style-name="ce3" office:value-type="string" calcext:value-type="string">
            <text:p>Em todas as janelas do sistema é necessário mostrar a logo da PeçaCert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- Design 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4</text:p>
          </table:table-cell>
          <table:table-cell table:style-name="ce3" office:value-type="string" calcext:value-type="string">
            <text:p>Os clientes poderão consultar o seu histórico de compras realizadas na loja 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- Usabilidade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5</text:p>
          </table:table-cell>
          <table:table-cell table:style-name="ce3" office:value-type="string" calcext:value-type="string">
            <text:p>A empresa necessitará de um sistema de help online a fim de auxiliar os vendedores nos primeiros momentos de transição do sistema bem como treinamento para novos vendedore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- Usabilidade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6</text:p>
          </table:table-cell>
          <table:table-cell table:style-name="ce3" office:value-type="string" calcext:value-type="string">
            <text:p>A empresa precisará também de um manual impresso para futuras consulta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- Documentação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7</text:p>
          </table:table-cell>
          <table:table-cell table:style-name="ce3" office:value-type="string" calcext:value-type="string">
            <text:p>O sistema deverá ser web com a possibilidade de se implantar um e-commerce nas versões futuras 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- Confiabilidade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8</text:p>
          </table:table-cell>
          <table:table-cell table:style-name="ce3" office:value-type="string" calcext:value-type="string">
            <text:p>O sistema deve ser capaz de lidar com múltiplas transações e consultas de clientes de forma eficient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- Desempenho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3" office:value-type="string" calcext:value-type="string">
            <text:p>O sistema deve ter uma rotina automatizada de backup em nuvem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- 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string" calcext:value-type="string">
            <text:p>O sistema também precisa prever o orçamento ou pedido</text:p>
          </table:table-cell>
          <table:table-cell table:style-name="ce4" table:number-columns-repeated="2"/>
          <table:table-cell table:number-columns-repeated="1020"/>
        </table:table-row>
        <table:table-row table:style-name="ro4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4">
          <table:table-cell table:style-name="ce4"/>
          <table:table-cell table:style-name="ce6" office:value-type="string" calcext:value-type="string">
            <text:p>Orçamento e pedido</text:p>
          </table:table-cell>
          <table:table-cell table:style-name="ce4" table:number-columns-repeated="2"/>
          <table:table-cell table:number-columns-repeated="1020"/>
        </table:table-row>
        <table:table-row table:style-name="ro4">
          <table:table-cell table:style-name="ce4"/>
          <table:table-cell table:style-name="ce6" office:value-type="string" calcext:value-type="string">
            <text:p>Regra de negócio que vai gerar um RNF – “par de máquinas”</text:p>
          </table:table-cell>
          <table:table-cell table:style-name="ce4" table:number-columns-repeated="2"/>
          <table:table-cell table:number-columns-repeated="1020"/>
        </table:table-row>
        <table:table-row table:style-name="ro4">
          <table:table-cell table:style-name="ce4" table:number-columns-repeated="4"/>
          <table:table-cell table:number-columns-repeated="1020"/>
        </table:table-row>
        <table:table-row table:style-name="ro4" table:number-rows-repeated="22">
          <table:table-cell table:style-name="ce4" table:number-columns-repeated="4"/>
          <table:table-cell table:number-columns-repeated="1020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3" style:display-name="Heading 1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Heading_20_12" style:display-name="Heading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eading_20_2_20_14" style:display-name="Heading 2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Hyperlink_20_15" style:display-name="Hyperlink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6" style:display-name="Neutral 16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7" style:display-name="Note 17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8" style:display-name="Result 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9" style:display-name="Status 1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20" style:display-name="Text 2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21" style:display-name="Warning 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PageStyle_5f_Planilha1" style:display-name="PageStyle_Planilh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Diniz</meta:initial-creator>
    <meta:editing-cycles>4</meta:editing-cycles>
    <meta:creation-date>2023-09-06T21:40:09</meta:creation-date>
    <dc:date>2023-09-20T13:51:14.417073787</dc:date>
    <meta:generator>LibreOffice/7.3.7.2$Linux_X86_64 LibreOffice_project/30$Build-2</meta:generator>
    <meta:editing-duration>PT2M59S</meta:editing-duration>
    <meta:document-statistic meta:table-count="1" meta:cell-count="96" meta:object-count="0"/>
    <meta:user-defined meta:name="AppVersion">16.0300</meta:user-defined>
    <meta:user-defined meta:name="ContentTypeId">0x01010064D3224A9D5FA34480CDF2A82B2CEBD6</meta:user-defined>
  </office:meta>
</office:document-meta>
</file>